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41.69mm" svg:height="149.54mm" svg:x="13010.92mm" svg:y="44.09mm">
            <loext:p draw:notify-on-update-of-ranges="merge_obj.A3:merge_obj.YA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4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64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4"/>
        </table:table-row>
        <table:table-row table:style-name="ro1">
          <table:table-cell office:value-type="float" office:value="702978000" calcext:value-type="float">
            <text:p>702978000</text:p>
          </table:table-cell>
          <table:table-cell office:value-type="float" office:value="707363000" calcext:value-type="float">
            <text:p>707363000</text:p>
          </table:table-cell>
          <table:table-cell office:value-type="float" office:value="705339000" calcext:value-type="float">
            <text:p>705339000</text:p>
          </table:table-cell>
          <table:table-cell office:value-type="float" office:value="709125000" calcext:value-type="float">
            <text:p>709125000</text:p>
          </table:table-cell>
          <table:table-cell office:value-type="float" office:value="704108000" calcext:value-type="float">
            <text:p>704108000</text:p>
          </table:table-cell>
          <table:table-cell office:value-type="float" office:value="707946000" calcext:value-type="float">
            <text:p>707946000</text:p>
          </table:table-cell>
          <table:table-cell office:value-type="float" office:value="705796000" calcext:value-type="float">
            <text:p>705796000</text:p>
          </table:table-cell>
          <table:table-cell office:value-type="float" office:value="707180000" calcext:value-type="float">
            <text:p>707180000</text:p>
          </table:table-cell>
          <table:table-cell office:value-type="float" office:value="705163000" calcext:value-type="float">
            <text:p>705163000</text:p>
          </table:table-cell>
          <table:table-cell office:value-type="float" office:value="706527000" calcext:value-type="float">
            <text:p>706527000</text:p>
          </table:table-cell>
          <table:table-cell office:value-type="float" office:value="705446000" calcext:value-type="float">
            <text:p>705446000</text:p>
          </table:table-cell>
          <table:table-cell office:value-type="float" office:value="706020000" calcext:value-type="float">
            <text:p>706020000</text:p>
          </table:table-cell>
          <table:table-cell office:value-type="float" office:value="708630000" calcext:value-type="float">
            <text:p>708630000</text:p>
          </table:table-cell>
          <table:table-cell office:value-type="float" office:value="705288000" calcext:value-type="float">
            <text:p>705288000</text:p>
          </table:table-cell>
          <table:table-cell office:value-type="float" office:value="706207000" calcext:value-type="float">
            <text:p>706207000</text:p>
          </table:table-cell>
          <table:table-cell office:value-type="float" office:value="710117000" calcext:value-type="float">
            <text:p>710117000</text:p>
          </table:table-cell>
          <table:table-cell office:value-type="float" office:value="706047000" calcext:value-type="float">
            <text:p>706047000</text:p>
          </table:table-cell>
          <table:table-cell office:value-type="float" office:value="707055000" calcext:value-type="float">
            <text:p>707055000</text:p>
          </table:table-cell>
          <table:table-cell office:value-type="float" office:value="706377000" calcext:value-type="float">
            <text:p>706377000</text:p>
          </table:table-cell>
          <table:table-cell office:value-type="float" office:value="711011000" calcext:value-type="float">
            <text:p>711011000</text:p>
          </table:table-cell>
          <table:table-cell office:value-type="float" office:value="756295000" calcext:value-type="float">
            <text:p>756295000</text:p>
          </table:table-cell>
          <table:table-cell office:value-type="float" office:value="755968000" calcext:value-type="float">
            <text:p>755968000</text:p>
          </table:table-cell>
          <table:table-cell office:value-type="float" office:value="756292000" calcext:value-type="float">
            <text:p>756292000</text:p>
          </table:table-cell>
          <table:table-cell office:value-type="float" office:value="756047000" calcext:value-type="float">
            <text:p>756047000</text:p>
          </table:table-cell>
          <table:table-cell office:value-type="float" office:value="756394000" calcext:value-type="float">
            <text:p>756394000</text:p>
          </table:table-cell>
          <table:table-cell office:value-type="float" office:value="756663000" calcext:value-type="float">
            <text:p>756663000</text:p>
          </table:table-cell>
          <table:table-cell office:value-type="float" office:value="756246000" calcext:value-type="float">
            <text:p>756246000</text:p>
          </table:table-cell>
          <table:table-cell office:value-type="float" office:value="756818000" calcext:value-type="float">
            <text:p>756818000</text:p>
          </table:table-cell>
          <table:table-cell office:value-type="float" office:value="756213000" calcext:value-type="float">
            <text:p>756213000</text:p>
          </table:table-cell>
          <table:table-cell office:value-type="float" office:value="756510000" calcext:value-type="float">
            <text:p>756510000</text:p>
          </table:table-cell>
          <table:table-cell office:value-type="float" office:value="756603000" calcext:value-type="float">
            <text:p>756603000</text:p>
          </table:table-cell>
          <table:table-cell office:value-type="float" office:value="756455000" calcext:value-type="float">
            <text:p>756455000</text:p>
          </table:table-cell>
          <table:table-cell office:value-type="float" office:value="756392000" calcext:value-type="float">
            <text:p>756392000</text:p>
          </table:table-cell>
          <table:table-cell office:value-type="float" office:value="756291000" calcext:value-type="float">
            <text:p>756291000</text:p>
          </table:table-cell>
          <table:table-cell office:value-type="float" office:value="756625000" calcext:value-type="float">
            <text:p>756625000</text:p>
          </table:table-cell>
          <table:table-cell office:value-type="float" office:value="756045000" calcext:value-type="float">
            <text:p>756045000</text:p>
          </table:table-cell>
          <table:table-cell office:value-type="float" office:value="756173000" calcext:value-type="float">
            <text:p>756173000</text:p>
          </table:table-cell>
          <table:table-cell office:value-type="float" office:value="756268000" calcext:value-type="float">
            <text:p>756268000</text:p>
          </table:table-cell>
          <table:table-cell office:value-type="float" office:value="756287000" calcext:value-type="float">
            <text:p>756287000</text:p>
          </table:table-cell>
          <table:table-cell office:value-type="float" office:value="756394000" calcext:value-type="float">
            <text:p>756394000</text:p>
          </table:table-cell>
          <table:table-cell office:value-type="float" office:value="756289000" calcext:value-type="float">
            <text:p>756289000</text:p>
          </table:table-cell>
          <table:table-cell office:value-type="float" office:value="756110000" calcext:value-type="float">
            <text:p>756110000</text:p>
          </table:table-cell>
          <table:table-cell office:value-type="float" office:value="756835000" calcext:value-type="float">
            <text:p>756835000</text:p>
          </table:table-cell>
          <table:table-cell office:value-type="float" office:value="756174000" calcext:value-type="float">
            <text:p>756174000</text:p>
          </table:table-cell>
          <table:table-cell office:value-type="float" office:value="756636000" calcext:value-type="float">
            <text:p>756636000</text:p>
          </table:table-cell>
          <table:table-cell office:value-type="float" office:value="756353000" calcext:value-type="float">
            <text:p>756353000</text:p>
          </table:table-cell>
          <table:table-cell office:value-type="float" office:value="756282000" calcext:value-type="float">
            <text:p>756282000</text:p>
          </table:table-cell>
          <table:table-cell office:value-type="float" office:value="756352000" calcext:value-type="float">
            <text:p>756352000</text:p>
          </table:table-cell>
          <table:table-cell office:value-type="float" office:value="756989000" calcext:value-type="float">
            <text:p>756989000</text:p>
          </table:table-cell>
          <table:table-cell office:value-type="float" office:value="756485000" calcext:value-type="float">
            <text:p>756485000</text:p>
          </table:table-cell>
          <table:table-cell office:value-type="float" office:value="767439000" calcext:value-type="float">
            <text:p>767439000</text:p>
          </table:table-cell>
          <table:table-cell office:value-type="float" office:value="767032000" calcext:value-type="float">
            <text:p>767032000</text:p>
          </table:table-cell>
          <table:table-cell office:value-type="float" office:value="767119000" calcext:value-type="float">
            <text:p>767119000</text:p>
          </table:table-cell>
          <table:table-cell office:value-type="float" office:value="767165000" calcext:value-type="float">
            <text:p>767165000</text:p>
          </table:table-cell>
          <table:table-cell office:value-type="float" office:value="766994000" calcext:value-type="float">
            <text:p>766994000</text:p>
          </table:table-cell>
          <table:table-cell office:value-type="float" office:value="767175000" calcext:value-type="float">
            <text:p>767175000</text:p>
          </table:table-cell>
          <table:table-cell office:value-type="float" office:value="767055000" calcext:value-type="float">
            <text:p>767055000</text:p>
          </table:table-cell>
          <table:table-cell office:value-type="float" office:value="766884000" calcext:value-type="float">
            <text:p>766884000</text:p>
          </table:table-cell>
          <table:table-cell office:value-type="float" office:value="766935000" calcext:value-type="float">
            <text:p>766935000</text:p>
          </table:table-cell>
          <table:table-cell office:value-type="float" office:value="766850000" calcext:value-type="float">
            <text:p>766850000</text:p>
          </table:table-cell>
          <table:table-cell office:value-type="float" office:value="766920000" calcext:value-type="float">
            <text:p>766920000</text:p>
          </table:table-cell>
          <table:table-cell office:value-type="float" office:value="766955000" calcext:value-type="float">
            <text:p>766955000</text:p>
          </table:table-cell>
          <table:table-cell office:value-type="float" office:value="766867000" calcext:value-type="float">
            <text:p>766867000</text:p>
          </table:table-cell>
          <table:table-cell office:value-type="float" office:value="766835000" calcext:value-type="float">
            <text:p>766835000</text:p>
          </table:table-cell>
          <table:table-cell office:value-type="float" office:value="767044000" calcext:value-type="float">
            <text:p>767044000</text:p>
          </table:table-cell>
          <table:table-cell office:value-type="float" office:value="767010000" calcext:value-type="float">
            <text:p>767010000</text:p>
          </table:table-cell>
          <table:table-cell office:value-type="float" office:value="767282000" calcext:value-type="float">
            <text:p>767282000</text:p>
          </table:table-cell>
          <table:table-cell office:value-type="float" office:value="767539000" calcext:value-type="float">
            <text:p>767539000</text:p>
          </table:table-cell>
          <table:table-cell office:value-type="float" office:value="766701000" calcext:value-type="float">
            <text:p>766701000</text:p>
          </table:table-cell>
          <table:table-cell office:value-type="float" office:value="767170000" calcext:value-type="float">
            <text:p>767170000</text:p>
          </table:table-cell>
          <table:table-cell office:value-type="float" office:value="767247000" calcext:value-type="float">
            <text:p>767247000</text:p>
          </table:table-cell>
          <table:table-cell office:value-type="float" office:value="767252000" calcext:value-type="float">
            <text:p>767252000</text:p>
          </table:table-cell>
          <table:table-cell office:value-type="float" office:value="767151000" calcext:value-type="float">
            <text:p>767151000</text:p>
          </table:table-cell>
          <table:table-cell office:value-type="float" office:value="767277000" calcext:value-type="float">
            <text:p>767277000</text:p>
          </table:table-cell>
          <table:table-cell office:value-type="float" office:value="767077000" calcext:value-type="float">
            <text:p>767077000</text:p>
          </table:table-cell>
          <table:table-cell office:value-type="float" office:value="766962000" calcext:value-type="float">
            <text:p>766962000</text:p>
          </table:table-cell>
          <table:table-cell office:value-type="float" office:value="766918000" calcext:value-type="float">
            <text:p>766918000</text:p>
          </table:table-cell>
          <table:table-cell office:value-type="float" office:value="767220000" calcext:value-type="float">
            <text:p>767220000</text:p>
          </table:table-cell>
          <table:table-cell office:value-type="float" office:value="766850000" calcext:value-type="float">
            <text:p>766850000</text:p>
          </table:table-cell>
          <table:table-cell office:value-type="float" office:value="767101000" calcext:value-type="float">
            <text:p>767101000</text:p>
          </table:table-cell>
          <table:table-cell office:value-type="float" office:value="767075000" calcext:value-type="float">
            <text:p>767075000</text:p>
          </table:table-cell>
          <table:table-cell office:value-type="float" office:value="766982000" calcext:value-type="float">
            <text:p>766982000</text:p>
          </table:table-cell>
          <table:table-cell office:value-type="float" office:value="766864000" calcext:value-type="float">
            <text:p>766864000</text:p>
          </table:table-cell>
          <table:table-cell office:value-type="float" office:value="767322000" calcext:value-type="float">
            <text:p>767322000</text:p>
          </table:table-cell>
          <table:table-cell office:value-type="float" office:value="766884000" calcext:value-type="float">
            <text:p>766884000</text:p>
          </table:table-cell>
          <table:table-cell office:value-type="float" office:value="766856000" calcext:value-type="float">
            <text:p>766856000</text:p>
          </table:table-cell>
          <table:table-cell office:value-type="float" office:value="767219000" calcext:value-type="float">
            <text:p>767219000</text:p>
          </table:table-cell>
          <table:table-cell office:value-type="float" office:value="766666000" calcext:value-type="float">
            <text:p>766666000</text:p>
          </table:table-cell>
          <table:table-cell office:value-type="float" office:value="767005000" calcext:value-type="float">
            <text:p>767005000</text:p>
          </table:table-cell>
          <table:table-cell office:value-type="float" office:value="766643000" calcext:value-type="float">
            <text:p>766643000</text:p>
          </table:table-cell>
          <table:table-cell table:number-columns-repeated="50" office:value-type="float" office:value="789223000" calcext:value-type="float">
            <text:p>789223000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936000" calcext:value-type="float">
            <text:p>791936000</text:p>
          </table:table-cell>
          <table:table-cell office:value-type="float" office:value="792375000" calcext:value-type="float">
            <text:p>792375000</text:p>
          </table:table-cell>
          <table:table-cell office:value-type="float" office:value="791888000" calcext:value-type="float">
            <text:p>791888000</text:p>
          </table:table-cell>
          <table:table-cell office:value-type="float" office:value="792189000" calcext:value-type="float">
            <text:p>792189000</text:p>
          </table:table-cell>
          <table:table-cell office:value-type="float" office:value="791922000" calcext:value-type="float">
            <text:p>791922000</text:p>
          </table:table-cell>
          <table:table-cell office:value-type="float" office:value="792027000" calcext:value-type="float">
            <text:p>792027000</text:p>
          </table:table-cell>
          <table:table-cell office:value-type="float" office:value="792690000" calcext:value-type="float">
            <text:p>792690000</text:p>
          </table:table-cell>
          <table:table-cell office:value-type="float" office:value="791987000" calcext:value-type="float">
            <text:p>791987000</text:p>
          </table:table-cell>
          <table:table-cell office:value-type="float" office:value="791825000" calcext:value-type="float">
            <text:p>791825000</text:p>
          </table:table-cell>
          <table:table-cell office:value-type="float" office:value="792322000" calcext:value-type="float">
            <text:p>792322000</text:p>
          </table:table-cell>
          <table:table-cell office:value-type="float" office:value="791991000" calcext:value-type="float">
            <text:p>791991000</text:p>
          </table:table-cell>
          <table:table-cell office:value-type="float" office:value="792201000" calcext:value-type="float">
            <text:p>792201000</text:p>
          </table:table-cell>
          <table:table-cell office:value-type="float" office:value="791989000" calcext:value-type="float">
            <text:p>791989000</text:p>
          </table:table-cell>
          <table:table-cell office:value-type="float" office:value="792285000" calcext:value-type="float">
            <text:p>792285000</text:p>
          </table:table-cell>
          <table:table-cell office:value-type="float" office:value="792079000" calcext:value-type="float">
            <text:p>792079000</text:p>
          </table:table-cell>
          <table:table-cell office:value-type="float" office:value="792630000" calcext:value-type="float">
            <text:p>792630000</text:p>
          </table:table-cell>
          <table:table-cell office:value-type="float" office:value="792575000" calcext:value-type="float">
            <text:p>792575000</text:p>
          </table:table-cell>
          <table:table-cell office:value-type="float" office:value="792408000" calcext:value-type="float">
            <text:p>792408000</text:p>
          </table:table-cell>
          <table:table-cell office:value-type="float" office:value="792025000" calcext:value-type="float">
            <text:p>792025000</text:p>
          </table:table-cell>
          <table:table-cell office:value-type="float" office:value="792021000" calcext:value-type="float">
            <text:p>792021000</text:p>
          </table:table-cell>
          <table:table-cell office:value-type="float" office:value="792349000" calcext:value-type="float">
            <text:p>792349000</text:p>
          </table:table-cell>
          <table:table-cell office:value-type="float" office:value="792069000" calcext:value-type="float">
            <text:p>792069000</text:p>
          </table:table-cell>
          <table:table-cell office:value-type="float" office:value="791821000" calcext:value-type="float">
            <text:p>791821000</text:p>
          </table:table-cell>
          <table:table-cell office:value-type="float" office:value="791922000" calcext:value-type="float">
            <text:p>791922000</text:p>
          </table:table-cell>
          <table:table-cell office:value-type="float" office:value="792449000" calcext:value-type="float">
            <text:p>792449000</text:p>
          </table:table-cell>
          <table:table-cell office:value-type="float" office:value="792074000" calcext:value-type="float">
            <text:p>792074000</text:p>
          </table:table-cell>
          <table:table-cell office:value-type="float" office:value="792152000" calcext:value-type="float">
            <text:p>792152000</text:p>
          </table:table-cell>
          <table:table-cell office:value-type="float" office:value="791977000" calcext:value-type="float">
            <text:p>791977000</text:p>
          </table:table-cell>
          <table:table-cell office:value-type="float" office:value="791943000" calcext:value-type="float">
            <text:p>791943000</text:p>
          </table:table-cell>
          <table:table-cell office:value-type="float" office:value="792189000" calcext:value-type="float">
            <text:p>792189000</text:p>
          </table:table-cell>
          <table:table-cell office:value-type="float" office:value="792135000" calcext:value-type="float">
            <text:p>792135000</text:p>
          </table:table-cell>
          <table:table-cell office:value-type="float" office:value="792139000" calcext:value-type="float">
            <text:p>792139000</text:p>
          </table:table-cell>
          <table:table-cell office:value-type="float" office:value="792514000" calcext:value-type="float">
            <text:p>792514000</text:p>
          </table:table-cell>
          <table:table-cell office:value-type="float" office:value="792458000" calcext:value-type="float">
            <text:p>792458000</text:p>
          </table:table-cell>
          <table:table-cell office:value-type="float" office:value="792299000" calcext:value-type="float">
            <text:p>792299000</text:p>
          </table:table-cell>
          <table:table-cell office:value-type="float" office:value="792163000" calcext:value-type="float">
            <text:p>792163000</text:p>
          </table:table-cell>
          <table:table-cell office:value-type="float" office:value="792011000" calcext:value-type="float">
            <text:p>792011000</text:p>
          </table:table-cell>
          <table:table-cell office:value-type="float" office:value="791840000" calcext:value-type="float">
            <text:p>791840000</text:p>
          </table:table-cell>
          <table:table-cell office:value-type="float" office:value="792405000" calcext:value-type="float">
            <text:p>792405000</text:p>
          </table:table-cell>
          <table:table-cell office:value-type="float" office:value="792030000" calcext:value-type="float">
            <text:p>792030000</text:p>
          </table:table-cell>
          <table:table-cell office:value-type="float" office:value="792376000" calcext:value-type="float">
            <text:p>792376000</text:p>
          </table:table-cell>
          <table:table-cell office:value-type="float" office:value="792135000" calcext:value-type="float">
            <text:p>792135000</text:p>
          </table:table-cell>
          <table:table-cell office:value-type="float" office:value="791862000" calcext:value-type="float">
            <text:p>791862000</text:p>
          </table:table-cell>
          <table:table-cell office:value-type="float" office:value="792284000" calcext:value-type="float">
            <text:p>792284000</text:p>
          </table:table-cell>
          <table:table-cell office:value-type="float" office:value="792243000" calcext:value-type="float">
            <text:p>792243000</text:p>
          </table:table-cell>
          <table:table-cell office:value-type="float" office:value="791833000" calcext:value-type="float">
            <text:p>791833000</text:p>
          </table:table-cell>
          <table:table-cell office:value-type="float" office:value="791747000" calcext:value-type="float">
            <text:p>791747000</text:p>
          </table:table-cell>
          <table:table-cell office:value-type="float" office:value="791952000" calcext:value-type="float">
            <text:p>791952000</text:p>
          </table:table-cell>
          <table:table-cell office:value-type="float" office:value="792219000" calcext:value-type="float">
            <text:p>792219000</text:p>
          </table:table-cell>
          <table:table-cell office:value-type="float" office:value="791905000" calcext:value-type="float">
            <text:p>791905000</text:p>
          </table:table-cell>
          <table:table-cell office:value-type="float" office:value="791995000" calcext:value-type="float">
            <text:p>791995000</text:p>
          </table:table-cell>
          <table:table-cell office:value-type="float" office:value="792268000" calcext:value-type="float">
            <text:p>792268000</text:p>
          </table:table-cell>
          <table:table-cell office:value-type="float" office:value="792428000" calcext:value-type="float">
            <text:p>792428000</text:p>
          </table:table-cell>
          <table:table-cell office:value-type="float" office:value="792288000" calcext:value-type="float">
            <text:p>792288000</text:p>
          </table:table-cell>
          <table:table-cell office:value-type="float" office:value="792063000" calcext:value-type="float">
            <text:p>792063000</text:p>
          </table:table-cell>
          <table:table-cell office:value-type="float" office:value="792430000" calcext:value-type="float">
            <text:p>792430000</text:p>
          </table:table-cell>
          <table:table-cell office:value-type="float" office:value="792090000" calcext:value-type="float">
            <text:p>792090000</text:p>
          </table:table-cell>
          <table:table-cell office:value-type="float" office:value="792138000" calcext:value-type="float">
            <text:p>792138000</text:p>
          </table:table-cell>
          <table:table-cell office:value-type="float" office:value="792236000" calcext:value-type="float">
            <text:p>792236000</text:p>
          </table:table-cell>
          <table:table-cell table:number-columns-repeated="451" office:value-type="float" office:value="812636000" calcext:value-type="float">
            <text:p>81263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6:33:31.142830969</dc:date>
    <meta:editing-duration>PT1M14S</meta:editing-duration>
    <meta:editing-cycles>1</meta:editing-cycles>
    <meta:document-statistic meta:table-count="1" meta:cell-count="6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cm" svg:height="14.955cm" xlink:href=".." xlink:type="simple" chart:class="chart:line" chart:style-name="ch1">
        <chart:title svg:x="10.216cm" svg:y="0.435cm" chart:style-name="ch2">
          <text:p>zuck small - UPIT</text:p>
        </chart:title>
        <chart:plot-area chart:style-name="ch3" table:cell-range-address="merge_obj.A3:merge_obj.YA3" svg:x="1.494cm" svg:y="1.513cm" svg:width="22.193cm" svg:height="12.162cm">
          <chartooo:coordinate-region svg:x="3.412cm" svg:y="1.633cm" svg:width="20.275cm" svg:height="11.039cm"/>
          <chart:axis chart:dimension="x" chart:name="primary-x" chart:style-name="ch4">
            <chart:title svg:x="11.633cm" svg:y="13.974cm" chart:style-name="ch5">
              <text:p>SA Iterations</text:p>
            </chart:title>
          </chart:axis>
          <chart:axis chart:dimension="y" chart:name="primary-y" chart:style-name="ch4">
            <chart:title svg:x="0.451cm" svg:y="8.776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YA3" chart:class="chart:line">
            <chart:data-point chart:repeated="6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02978000">
                <text:p>702978000</text:p>
                <draw:g>
                  <svg:desc>merge_obj.A3:merge_obj.YA3</svg:desc>
                </draw:g>
              </table:table-cell>
              <table:table-cell office:value-type="float" office:value="707363000">
                <text:p>707363000</text:p>
              </table:table-cell>
              <table:table-cell office:value-type="float" office:value="705339000">
                <text:p>705339000</text:p>
              </table:table-cell>
              <table:table-cell office:value-type="float" office:value="709125000">
                <text:p>709125000</text:p>
              </table:table-cell>
              <table:table-cell office:value-type="float" office:value="704108000">
                <text:p>704108000</text:p>
              </table:table-cell>
              <table:table-cell office:value-type="float" office:value="707946000">
                <text:p>707946000</text:p>
              </table:table-cell>
              <table:table-cell office:value-type="float" office:value="705796000">
                <text:p>705796000</text:p>
              </table:table-cell>
              <table:table-cell office:value-type="float" office:value="707180000">
                <text:p>707180000</text:p>
              </table:table-cell>
              <table:table-cell office:value-type="float" office:value="705163000">
                <text:p>705163000</text:p>
              </table:table-cell>
              <table:table-cell office:value-type="float" office:value="706527000">
                <text:p>706527000</text:p>
              </table:table-cell>
              <table:table-cell office:value-type="float" office:value="705446000">
                <text:p>705446000</text:p>
              </table:table-cell>
              <table:table-cell office:value-type="float" office:value="706020000">
                <text:p>706020000</text:p>
              </table:table-cell>
              <table:table-cell office:value-type="float" office:value="708630000">
                <text:p>708630000</text:p>
              </table:table-cell>
              <table:table-cell office:value-type="float" office:value="705288000">
                <text:p>705288000</text:p>
              </table:table-cell>
              <table:table-cell office:value-type="float" office:value="706207000">
                <text:p>706207000</text:p>
              </table:table-cell>
              <table:table-cell office:value-type="float" office:value="710117000">
                <text:p>710117000</text:p>
              </table:table-cell>
              <table:table-cell office:value-type="float" office:value="706047000">
                <text:p>706047000</text:p>
              </table:table-cell>
              <table:table-cell office:value-type="float" office:value="707055000">
                <text:p>707055000</text:p>
              </table:table-cell>
              <table:table-cell office:value-type="float" office:value="706377000">
                <text:p>706377000</text:p>
              </table:table-cell>
              <table:table-cell office:value-type="float" office:value="711011000">
                <text:p>711011000</text:p>
              </table:table-cell>
              <table:table-cell office:value-type="float" office:value="756295000">
                <text:p>756295000</text:p>
              </table:table-cell>
              <table:table-cell office:value-type="float" office:value="755968000">
                <text:p>755968000</text:p>
              </table:table-cell>
              <table:table-cell office:value-type="float" office:value="756292000">
                <text:p>756292000</text:p>
              </table:table-cell>
              <table:table-cell office:value-type="float" office:value="756047000">
                <text:p>756047000</text:p>
              </table:table-cell>
              <table:table-cell office:value-type="float" office:value="756394000">
                <text:p>756394000</text:p>
              </table:table-cell>
              <table:table-cell office:value-type="float" office:value="756663000">
                <text:p>756663000</text:p>
              </table:table-cell>
              <table:table-cell office:value-type="float" office:value="756246000">
                <text:p>756246000</text:p>
              </table:table-cell>
              <table:table-cell office:value-type="float" office:value="756818000">
                <text:p>756818000</text:p>
              </table:table-cell>
              <table:table-cell office:value-type="float" office:value="756213000">
                <text:p>756213000</text:p>
              </table:table-cell>
              <table:table-cell office:value-type="float" office:value="756510000">
                <text:p>756510000</text:p>
              </table:table-cell>
              <table:table-cell office:value-type="float" office:value="756603000">
                <text:p>756603000</text:p>
              </table:table-cell>
              <table:table-cell office:value-type="float" office:value="756455000">
                <text:p>756455000</text:p>
              </table:table-cell>
              <table:table-cell office:value-type="float" office:value="756392000">
                <text:p>756392000</text:p>
              </table:table-cell>
              <table:table-cell office:value-type="float" office:value="756291000">
                <text:p>756291000</text:p>
              </table:table-cell>
              <table:table-cell office:value-type="float" office:value="756625000">
                <text:p>756625000</text:p>
              </table:table-cell>
              <table:table-cell office:value-type="float" office:value="756045000">
                <text:p>756045000</text:p>
              </table:table-cell>
              <table:table-cell office:value-type="float" office:value="756173000">
                <text:p>756173000</text:p>
              </table:table-cell>
              <table:table-cell office:value-type="float" office:value="756268000">
                <text:p>756268000</text:p>
              </table:table-cell>
              <table:table-cell office:value-type="float" office:value="756287000">
                <text:p>756287000</text:p>
              </table:table-cell>
              <table:table-cell office:value-type="float" office:value="756394000">
                <text:p>756394000</text:p>
              </table:table-cell>
              <table:table-cell office:value-type="float" office:value="756289000">
                <text:p>756289000</text:p>
              </table:table-cell>
              <table:table-cell office:value-type="float" office:value="756110000">
                <text:p>756110000</text:p>
              </table:table-cell>
              <table:table-cell office:value-type="float" office:value="756835000">
                <text:p>756835000</text:p>
              </table:table-cell>
              <table:table-cell office:value-type="float" office:value="756174000">
                <text:p>756174000</text:p>
              </table:table-cell>
              <table:table-cell office:value-type="float" office:value="756636000">
                <text:p>756636000</text:p>
              </table:table-cell>
              <table:table-cell office:value-type="float" office:value="756353000">
                <text:p>756353000</text:p>
              </table:table-cell>
              <table:table-cell office:value-type="float" office:value="756282000">
                <text:p>756282000</text:p>
              </table:table-cell>
              <table:table-cell office:value-type="float" office:value="756352000">
                <text:p>756352000</text:p>
              </table:table-cell>
              <table:table-cell office:value-type="float" office:value="756989000">
                <text:p>756989000</text:p>
              </table:table-cell>
              <table:table-cell office:value-type="float" office:value="756485000">
                <text:p>756485000</text:p>
              </table:table-cell>
              <table:table-cell office:value-type="float" office:value="767439000">
                <text:p>767439000</text:p>
              </table:table-cell>
              <table:table-cell office:value-type="float" office:value="767032000">
                <text:p>767032000</text:p>
              </table:table-cell>
              <table:table-cell office:value-type="float" office:value="767119000">
                <text:p>767119000</text:p>
              </table:table-cell>
              <table:table-cell office:value-type="float" office:value="767165000">
                <text:p>767165000</text:p>
              </table:table-cell>
              <table:table-cell office:value-type="float" office:value="766994000">
                <text:p>766994000</text:p>
              </table:table-cell>
              <table:table-cell office:value-type="float" office:value="767175000">
                <text:p>767175000</text:p>
              </table:table-cell>
              <table:table-cell office:value-type="float" office:value="767055000">
                <text:p>767055000</text:p>
              </table:table-cell>
              <table:table-cell office:value-type="float" office:value="766884000">
                <text:p>766884000</text:p>
              </table:table-cell>
              <table:table-cell office:value-type="float" office:value="766935000">
                <text:p>766935000</text:p>
              </table:table-cell>
              <table:table-cell office:value-type="float" office:value="766850000">
                <text:p>766850000</text:p>
              </table:table-cell>
              <table:table-cell office:value-type="float" office:value="766920000">
                <text:p>766920000</text:p>
              </table:table-cell>
              <table:table-cell office:value-type="float" office:value="766955000">
                <text:p>766955000</text:p>
              </table:table-cell>
              <table:table-cell office:value-type="float" office:value="766867000">
                <text:p>766867000</text:p>
              </table:table-cell>
              <table:table-cell office:value-type="float" office:value="766835000">
                <text:p>766835000</text:p>
              </table:table-cell>
              <table:table-cell office:value-type="float" office:value="767044000">
                <text:p>767044000</text:p>
              </table:table-cell>
              <table:table-cell office:value-type="float" office:value="767010000">
                <text:p>767010000</text:p>
              </table:table-cell>
              <table:table-cell office:value-type="float" office:value="767282000">
                <text:p>767282000</text:p>
              </table:table-cell>
              <table:table-cell office:value-type="float" office:value="767539000">
                <text:p>767539000</text:p>
              </table:table-cell>
              <table:table-cell office:value-type="float" office:value="766701000">
                <text:p>766701000</text:p>
              </table:table-cell>
              <table:table-cell office:value-type="float" office:value="767170000">
                <text:p>767170000</text:p>
              </table:table-cell>
              <table:table-cell office:value-type="float" office:value="767247000">
                <text:p>767247000</text:p>
              </table:table-cell>
              <table:table-cell office:value-type="float" office:value="767252000">
                <text:p>767252000</text:p>
              </table:table-cell>
              <table:table-cell office:value-type="float" office:value="767151000">
                <text:p>767151000</text:p>
              </table:table-cell>
              <table:table-cell office:value-type="float" office:value="767277000">
                <text:p>767277000</text:p>
              </table:table-cell>
              <table:table-cell office:value-type="float" office:value="767077000">
                <text:p>767077000</text:p>
              </table:table-cell>
              <table:table-cell office:value-type="float" office:value="766962000">
                <text:p>766962000</text:p>
              </table:table-cell>
              <table:table-cell office:value-type="float" office:value="766918000">
                <text:p>766918000</text:p>
              </table:table-cell>
              <table:table-cell office:value-type="float" office:value="767220000">
                <text:p>767220000</text:p>
              </table:table-cell>
              <table:table-cell office:value-type="float" office:value="766850000">
                <text:p>766850000</text:p>
              </table:table-cell>
              <table:table-cell office:value-type="float" office:value="767101000">
                <text:p>767101000</text:p>
              </table:table-cell>
              <table:table-cell office:value-type="float" office:value="767075000">
                <text:p>767075000</text:p>
              </table:table-cell>
              <table:table-cell office:value-type="float" office:value="766982000">
                <text:p>766982000</text:p>
              </table:table-cell>
              <table:table-cell office:value-type="float" office:value="766864000">
                <text:p>766864000</text:p>
              </table:table-cell>
              <table:table-cell office:value-type="float" office:value="767322000">
                <text:p>767322000</text:p>
              </table:table-cell>
              <table:table-cell office:value-type="float" office:value="766884000">
                <text:p>766884000</text:p>
              </table:table-cell>
              <table:table-cell office:value-type="float" office:value="766856000">
                <text:p>766856000</text:p>
              </table:table-cell>
              <table:table-cell office:value-type="float" office:value="767219000">
                <text:p>767219000</text:p>
              </table:table-cell>
              <table:table-cell office:value-type="float" office:value="766666000">
                <text:p>766666000</text:p>
              </table:table-cell>
              <table:table-cell office:value-type="float" office:value="767005000">
                <text:p>767005000</text:p>
              </table:table-cell>
              <table:table-cell office:value-type="float" office:value="766643000">
                <text:p>76664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89223000">
                <text:p>789223000</text:p>
              </table:table-cell>
              <table:table-cell office:value-type="float" office:value="791962000">
                <text:p>791962000</text:p>
              </table:table-cell>
              <table:table-cell office:value-type="float" office:value="791936000">
                <text:p>791936000</text:p>
              </table:table-cell>
              <table:table-cell office:value-type="float" office:value="792375000">
                <text:p>792375000</text:p>
              </table:table-cell>
              <table:table-cell office:value-type="float" office:value="791888000">
                <text:p>791888000</text:p>
              </table:table-cell>
              <table:table-cell office:value-type="float" office:value="792189000">
                <text:p>792189000</text:p>
              </table:table-cell>
              <table:table-cell office:value-type="float" office:value="791922000">
                <text:p>791922000</text:p>
              </table:table-cell>
              <table:table-cell office:value-type="float" office:value="792027000">
                <text:p>792027000</text:p>
              </table:table-cell>
              <table:table-cell office:value-type="float" office:value="792690000">
                <text:p>792690000</text:p>
              </table:table-cell>
              <table:table-cell office:value-type="float" office:value="791987000">
                <text:p>791987000</text:p>
              </table:table-cell>
              <table:table-cell office:value-type="float" office:value="791825000">
                <text:p>791825000</text:p>
              </table:table-cell>
              <table:table-cell office:value-type="float" office:value="792322000">
                <text:p>792322000</text:p>
              </table:table-cell>
              <table:table-cell office:value-type="float" office:value="791991000">
                <text:p>791991000</text:p>
              </table:table-cell>
              <table:table-cell office:value-type="float" office:value="792201000">
                <text:p>792201000</text:p>
              </table:table-cell>
              <table:table-cell office:value-type="float" office:value="791989000">
                <text:p>791989000</text:p>
              </table:table-cell>
              <table:table-cell office:value-type="float" office:value="792285000">
                <text:p>792285000</text:p>
              </table:table-cell>
              <table:table-cell office:value-type="float" office:value="792079000">
                <text:p>792079000</text:p>
              </table:table-cell>
              <table:table-cell office:value-type="float" office:value="792630000">
                <text:p>792630000</text:p>
              </table:table-cell>
              <table:table-cell office:value-type="float" office:value="792575000">
                <text:p>792575000</text:p>
              </table:table-cell>
              <table:table-cell office:value-type="float" office:value="792408000">
                <text:p>792408000</text:p>
              </table:table-cell>
              <table:table-cell office:value-type="float" office:value="792025000">
                <text:p>792025000</text:p>
              </table:table-cell>
              <table:table-cell office:value-type="float" office:value="792021000">
                <text:p>792021000</text:p>
              </table:table-cell>
              <table:table-cell office:value-type="float" office:value="792349000">
                <text:p>792349000</text:p>
              </table:table-cell>
              <table:table-cell office:value-type="float" office:value="792069000">
                <text:p>792069000</text:p>
              </table:table-cell>
              <table:table-cell office:value-type="float" office:value="791821000">
                <text:p>791821000</text:p>
              </table:table-cell>
              <table:table-cell office:value-type="float" office:value="791922000">
                <text:p>791922000</text:p>
              </table:table-cell>
              <table:table-cell office:value-type="float" office:value="792449000">
                <text:p>792449000</text:p>
              </table:table-cell>
              <table:table-cell office:value-type="float" office:value="792074000">
                <text:p>792074000</text:p>
              </table:table-cell>
              <table:table-cell office:value-type="float" office:value="792152000">
                <text:p>792152000</text:p>
              </table:table-cell>
              <table:table-cell office:value-type="float" office:value="791977000">
                <text:p>791977000</text:p>
              </table:table-cell>
              <table:table-cell office:value-type="float" office:value="791943000">
                <text:p>791943000</text:p>
              </table:table-cell>
              <table:table-cell office:value-type="float" office:value="792189000">
                <text:p>792189000</text:p>
              </table:table-cell>
              <table:table-cell office:value-type="float" office:value="792135000">
                <text:p>792135000</text:p>
              </table:table-cell>
              <table:table-cell office:value-type="float" office:value="792139000">
                <text:p>792139000</text:p>
              </table:table-cell>
              <table:table-cell office:value-type="float" office:value="792514000">
                <text:p>792514000</text:p>
              </table:table-cell>
              <table:table-cell office:value-type="float" office:value="792458000">
                <text:p>792458000</text:p>
              </table:table-cell>
              <table:table-cell office:value-type="float" office:value="792299000">
                <text:p>792299000</text:p>
              </table:table-cell>
              <table:table-cell office:value-type="float" office:value="792163000">
                <text:p>792163000</text:p>
              </table:table-cell>
              <table:table-cell office:value-type="float" office:value="792011000">
                <text:p>792011000</text:p>
              </table:table-cell>
              <table:table-cell office:value-type="float" office:value="791840000">
                <text:p>791840000</text:p>
              </table:table-cell>
              <table:table-cell office:value-type="float" office:value="792405000">
                <text:p>792405000</text:p>
              </table:table-cell>
              <table:table-cell office:value-type="float" office:value="792030000">
                <text:p>792030000</text:p>
              </table:table-cell>
              <table:table-cell office:value-type="float" office:value="792376000">
                <text:p>792376000</text:p>
              </table:table-cell>
              <table:table-cell office:value-type="float" office:value="792135000">
                <text:p>792135000</text:p>
              </table:table-cell>
              <table:table-cell office:value-type="float" office:value="791862000">
                <text:p>791862000</text:p>
              </table:table-cell>
              <table:table-cell office:value-type="float" office:value="792284000">
                <text:p>792284000</text:p>
              </table:table-cell>
              <table:table-cell office:value-type="float" office:value="792243000">
                <text:p>792243000</text:p>
              </table:table-cell>
              <table:table-cell office:value-type="float" office:value="791833000">
                <text:p>791833000</text:p>
              </table:table-cell>
              <table:table-cell office:value-type="float" office:value="791747000">
                <text:p>791747000</text:p>
              </table:table-cell>
              <table:table-cell office:value-type="float" office:value="791952000">
                <text:p>791952000</text:p>
              </table:table-cell>
              <table:table-cell office:value-type="float" office:value="792219000">
                <text:p>792219000</text:p>
              </table:table-cell>
              <table:table-cell office:value-type="float" office:value="791905000">
                <text:p>791905000</text:p>
              </table:table-cell>
              <table:table-cell office:value-type="float" office:value="791995000">
                <text:p>791995000</text:p>
              </table:table-cell>
              <table:table-cell office:value-type="float" office:value="792268000">
                <text:p>792268000</text:p>
              </table:table-cell>
              <table:table-cell office:value-type="float" office:value="792428000">
                <text:p>792428000</text:p>
              </table:table-cell>
              <table:table-cell office:value-type="float" office:value="792288000">
                <text:p>792288000</text:p>
              </table:table-cell>
              <table:table-cell office:value-type="float" office:value="792063000">
                <text:p>792063000</text:p>
              </table:table-cell>
              <table:table-cell office:value-type="float" office:value="792430000">
                <text:p>792430000</text:p>
              </table:table-cell>
              <table:table-cell office:value-type="float" office:value="792090000">
                <text:p>792090000</text:p>
              </table:table-cell>
              <table:table-cell office:value-type="float" office:value="792138000">
                <text:p>792138000</text:p>
              </table:table-cell>
              <table:table-cell office:value-type="float" office:value="792236000">
                <text:p>7922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  <table:table-cell office:value-type="float" office:value="812636000">
                <text:p>81263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